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4c1296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e43a9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4a55af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3e43a9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4a55af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4c1296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2247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a55a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c1296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2c2247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4c1296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235449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2c2247" style:font-size-asian="10pt" style:font-size-complex="10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e43a9" style:font-size-asian="10pt" style:font-size-complex="10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4a55af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4c1296" style:font-size-asian="10pt" style:font-size-complex="10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ebaa6" officeooo:paragraph-rsid="002ebaa6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4c1296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40a866" style:font-size-asian="10pt" style:font-size-complex="10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4a55af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40a8da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4a55af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20cec2" style:font-size-asian="10pt" style:font-size-complex="10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2c2247" style:font-size-asian="10pt" style:font-size-complex="10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4c1296" style:font-size-asian="10pt" style:font-size-complex="10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7e9cc" officeooo:paragraph-rsid="003b7532" style:font-size-asian="10pt" style:font-size-complex="10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none" officeooo:rsid="0027d7db" officeooo:paragraph-rsid="0027d7db" style:font-size-asian="10pt" style:font-size-complex="10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27d7db" officeooo:paragraph-rsid="0027d7db" style:font-size-asian="10pt" style:font-size-complex="10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3811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a47b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35449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d7db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2247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d9ad2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535f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a55af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c1296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235449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1d3811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20cec2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4c1296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4c1296"/>
    </style:style>
    <style:style style:name="P64" style:family="paragraph" style:parent-style-name="Header">
      <style:text-properties officeooo:paragraph-rsid="00507d6b"/>
    </style:style>
    <style:style style:name="P65" style:family="paragraph" style:parent-style-name="Header">
      <style:text-properties officeooo:paragraph-rsid="000a3d2e"/>
    </style:style>
    <style:style style:name="P66" style:family="paragraph" style:parent-style-name="Header">
      <style:text-properties fo:font-weight="normal" officeooo:rsid="005ed290" officeooo:paragraph-rsid="00674a48" style:font-weight-asian="normal" style:font-weight-complex="normal"/>
    </style:style>
    <style:style style:name="P67" style:family="paragraph" style:parent-style-name="Header">
      <style:text-properties fo:font-weight="normal" officeooo:rsid="00616801" officeooo:paragraph-rsid="00674a48" style:font-weight-asian="normal" style:font-weight-complex="normal"/>
    </style:style>
    <style:style style:name="P68" style:family="paragraph" style:parent-style-name="Header">
      <style:text-properties fo:font-weight="normal" officeooo:paragraph-rsid="00674a48" style:font-weight-asian="normal" style:font-weight-complex="normal"/>
    </style:style>
    <style:style style:name="P69" style:family="paragraph" style:parent-style-name="Header">
      <style:text-properties style:text-underline-style="none" fo:font-weight="normal" officeooo:rsid="005c0d90" officeooo:paragraph-rsid="00674a48" style:font-weight-asian="normal" style:font-weight-complex="normal"/>
    </style:style>
    <style:style style:name="P70" style:family="paragraph" style:parent-style-name="Header">
      <style:text-properties officeooo:paragraph-rsid="00674a48"/>
    </style:style>
    <style:style style:name="P71" style:family="paragraph" style:parent-style-name="Header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674a48" style:font-size-asian="10pt" style:font-size-complex="10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c1296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674a48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4c1296" style:font-size-asian="10pt" style:font-size-complex="10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674a48" style:font-size-asian="10pt" style:font-size-complex="10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674a48" style:font-size-asian="10pt" style:font-size-complex="10pt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674a48" style:font-size-asian="10pt" style:font-size-complex="10pt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674a48" style:font-size-asian="10pt" style:font-size-complex="10pt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674a48" style:font-size-asian="10pt" style:font-size-complex="10pt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20cec2" style:font-size-asian="10pt" style:font-size-complex="10pt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6c5b6f" style:font-size-asian="10pt" style:font-size-complex="10pt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none" officeooo:rsid="0027d7db" officeooo:paragraph-rsid="0027d7db" style:font-size-asian="10pt" style:font-size-complex="10pt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674a48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674a48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674a48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paragraph-rsid="00674a48" style:font-weight-asian="normal" style:font-weight-complex="normal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58c356" officeooo:paragraph-rsid="00674a48"/>
    </style:style>
    <style:style style:name="P95" style:family="paragraph">
      <loext:graphic-properties draw:fill="none"/>
      <style:text-properties fo:font-size="12pt"/>
    </style:style>
    <style:style style:name="P96" style:family="paragraph">
      <loext:graphic-properties draw:fill="none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style:use-window-font-color="true" fo:font-size="10pt" fo:font-weight="normal" officeooo:rsid="000a3d2e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507d6b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17f113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55d4d8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57d330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0e4f6b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58c356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5a5de6" style:font-size-asian="10pt" style:font-weight-asian="normal" style:font-size-complex="10pt" style:font-weight-complex="normal"/>
    </style:style>
    <style:style style:name="T11" style:family="text">
      <style:text-properties style:use-window-font-color="true" fo:font-size="10pt" fo:font-weight="normal" officeooo:rsid="00625db4" style:font-size-asian="10pt" style:font-weight-asian="normal" style:font-size-complex="10pt" style:font-weight-complex="normal"/>
    </style:style>
    <style:style style:name="T12" style:family="text">
      <style:text-properties style:use-window-font-color="true" fo:font-size="10pt" fo:font-weight="normal" officeooo:rsid="005ed290" style:font-size-asian="10pt" style:font-weight-asian="normal" style:font-size-complex="10pt" style:font-weight-complex="normal"/>
    </style:style>
    <style:style style:name="T13" style:family="text">
      <style:text-properties style:use-window-font-color="true" fo:font-size="10pt" fo:font-weight="normal" officeooo:rsid="00606e61" style:font-size-asian="10pt" style:font-weight-asian="normal" style:font-size-complex="10pt" style:font-weight-complex="normal"/>
    </style:style>
    <style:style style:name="T14" style:family="text">
      <style:text-properties style:use-window-font-color="true" fo:font-size="10pt" fo:font-weight="normal" officeooo:rsid="006466cf" style:font-size-asian="10pt" style:font-weight-asian="normal" style:font-size-complex="10pt" style:font-weight-complex="normal"/>
    </style:style>
    <style:style style:name="T15" style:family="text">
      <style:text-properties style:use-window-font-color="true" fo:font-size="10pt" fo:font-weight="normal" officeooo:rsid="00610f19" style:font-size-asian="10pt" style:font-weight-asian="normal" style:font-size-complex="10pt" style:font-weight-complex="normal"/>
    </style:style>
    <style:style style:name="T16" style:family="text">
      <style:text-properties style:use-window-font-color="true" fo:font-size="10pt" fo:font-weight="normal" officeooo:rsid="00616801" style:font-size-asian="10pt" style:font-weight-asian="normal" style:font-size-complex="10pt" style:font-weight-complex="normal"/>
    </style:style>
    <style:style style:name="T17" style:family="text">
      <style:text-properties style:use-window-font-color="true" fo:font-size="10pt" fo:font-weight="normal" officeooo:rsid="00659f86" style:font-size-asian="10pt" style:font-weight-asian="normal" style:font-size-complex="10pt" style:font-weight-complex="normal"/>
    </style:style>
    <style:style style:name="T18" style:family="text">
      <style:text-properties style:use-window-font-color="tru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9" style:family="text">
      <style:text-properties style:use-window-font-color="true" fo:font-size="10pt" style:text-underline-style="solid" style:text-underline-width="auto" style:text-underline-color="font-color" fo:font-weight="normal" officeooo:rsid="0055d4d8" style:font-size-asian="10pt" style:font-weight-asian="normal" style:font-size-complex="10pt" style:font-weight-complex="normal"/>
    </style:style>
    <style:style style:name="T20" style:family="text">
      <style:text-properties style:use-window-font-color="true" fo:font-size="10pt" style:text-underline-style="solid" style:text-underline-width="auto" style:text-underline-color="font-color" fo:font-weight="normal" officeooo:rsid="005a5de6" style:font-size-asian="10pt" style:font-weight-asian="normal" style:font-size-complex="10pt" style:font-weight-complex="normal"/>
    </style:style>
    <style:style style:name="T21" style:family="text">
      <style:text-properties style:use-window-font-color="true" fo:font-size="10pt" style:font-size-asian="10pt" style:font-size-complex="10pt"/>
    </style:style>
    <style:style style:name="T22" style:family="text">
      <style:text-properties style:use-window-font-color="true" fo:font-size="10pt" officeooo:rsid="000e4f6b" style:font-size-asian="10pt" style:font-size-complex="10pt"/>
    </style:style>
    <style:style style:name="T23" style:family="text">
      <style:text-properties style:use-window-font-color="true" fo:font-size="10pt" officeooo:rsid="005ce45f" style:font-size-asian="10pt" style:font-size-complex="10pt"/>
    </style:style>
    <style:style style:name="T24" style:family="text">
      <style:text-properties style:use-window-font-color="true" fo:font-size="10pt" officeooo:rsid="00606e61" style:font-size-asian="10pt" style:font-size-complex="10pt"/>
    </style:style>
    <style:style style:name="T25" style:family="text">
      <style:text-properties style:use-window-font-color="true" fo:font-size="10pt" officeooo:rsid="00610f19" style:font-size-asian="10pt" style:font-size-complex="10pt"/>
    </style:style>
    <style:style style:name="T26" style:family="tex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style:use-window-font-color="true" fo:font-size="10pt" style:text-underline-style="none" fo:font-weight="normal" officeooo:rsid="0055d4d8" style:font-size-asian="10pt" style:font-weight-asian="normal" style:font-size-complex="10pt" style:font-weight-complex="normal"/>
    </style:style>
    <style:style style:name="T28" style:family="text">
      <style:text-properties style:use-window-font-color="true" fo:font-size="10pt" style:text-underline-style="none" fo:font-weight="normal" officeooo:rsid="005a5de6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style:text-underline-style="none" fo:font-weight="normal" officeooo:rsid="005c78da" style:font-size-asian="10pt" style:font-weight-asian="normal" style:font-size-complex="10pt" style:font-weight-complex="normal"/>
    </style:style>
    <style:style style:name="T30" style:family="text">
      <style:text-properties style:use-window-font-color="true" fo:font-size="10pt" style:text-underline-style="none" fo:font-weight="normal" officeooo:rsid="005c0d90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style:text-underline-style="none" fo:font-weight="normal" officeooo:rsid="005ce45f" style:font-size-asian="10pt" style:font-weight-asian="normal" style:font-size-complex="10pt" style:font-weight-complex="normal"/>
    </style:style>
    <style:style style:name="T32" style:family="text">
      <style:text-properties style:use-window-font-color="true" fo:font-size="10pt" style:text-underline-style="none" officeooo:rsid="000e4f6b" style:font-size-asian="10pt" style:font-size-complex="10pt"/>
    </style:style>
    <style:style style:name="T33" style:family="text">
      <style:text-properties style:use-window-font-color="true" fo:font-size="10pt" style:text-underline-style="none" officeooo:rsid="006466cf" style:font-size-asian="10pt" style:font-size-complex="10pt"/>
    </style:style>
    <style:style style:name="T34" style:family="text">
      <style:text-properties style:use-window-font-color="true" fo:font-weight="bold" officeooo:rsid="000dae5e" style:font-weight-asian="bold" style:font-weight-complex="bold"/>
    </style:style>
    <style:style style:name="T35" style:family="text">
      <style:text-properties style:use-window-font-color="true" fo:font-weight="bold" officeooo:rsid="0017f113" style:font-weight-asian="bold" style:font-weight-complex="bold"/>
    </style:style>
    <style:style style:name="T36" style:family="text">
      <style:text-properties style:use-window-font-color="true" fo:font-weight="normal" officeooo:rsid="005434d0" style:font-weight-asian="normal" style:font-weight-complex="normal"/>
    </style:style>
    <style:style style:name="T37" style:family="text">
      <style:text-properties officeooo:rsid="000784d5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officeooo:rsid="000dae5e" style:font-size-asian="10pt" style:font-size-complex="10pt"/>
    </style:style>
    <style:style style:name="T40" style:family="text">
      <style:text-properties fo:font-size="10pt" officeooo:rsid="0012cf0f" style:font-size-asian="10pt" style:font-size-complex="10pt"/>
    </style:style>
    <style:style style:name="T41" style:family="text">
      <style:text-properties fo:font-size="10pt" officeooo:rsid="0014ca9a" style:font-size-asian="10pt" style:font-size-complex="10pt"/>
    </style:style>
    <style:style style:name="T42" style:family="text">
      <style:text-properties fo:font-size="10pt" officeooo:rsid="0017f113" style:font-size-asian="10pt" style:font-size-complex="10pt"/>
    </style:style>
    <style:style style:name="T43" style:family="text">
      <style:text-properties fo:font-size="10pt" officeooo:rsid="001d3811" style:font-size-asian="10pt" style:font-size-complex="10pt"/>
    </style:style>
    <style:style style:name="T44" style:family="text">
      <style:text-properties fo:font-size="10pt" officeooo:rsid="00100429" style:font-size-asian="10pt" style:font-size-complex="10pt"/>
    </style:style>
    <style:style style:name="T45" style:family="text">
      <style:text-properties fo:font-size="10pt" officeooo:rsid="000fd72c" style:font-size-asian="10pt" style:font-size-complex="10pt"/>
    </style:style>
    <style:style style:name="T46" style:family="text">
      <style:text-properties fo:font-size="10pt" officeooo:rsid="002c2247" style:font-size-asian="10pt" style:font-size-complex="10pt"/>
    </style:style>
    <style:style style:name="T47" style:family="text">
      <style:text-properties fo:font-size="10pt" officeooo:rsid="002d9ad2" style:font-size-asian="10pt" style:font-size-complex="10pt"/>
    </style:style>
    <style:style style:name="T48" style:family="text">
      <style:text-properties fo:font-size="10pt" officeooo:rsid="002e5006" style:font-size-asian="10pt" style:font-size-complex="10pt"/>
    </style:style>
    <style:style style:name="T49" style:family="text">
      <style:text-properties fo:font-size="10pt" officeooo:rsid="002c535f" style:font-size-asian="10pt" style:font-size-complex="10pt"/>
    </style:style>
    <style:style style:name="T50" style:family="text">
      <style:text-properties fo:font-size="10pt" officeooo:rsid="002f026e" style:font-size-asian="10pt" style:font-size-complex="10pt"/>
    </style:style>
    <style:style style:name="T51" style:family="text">
      <style:text-properties fo:font-size="10pt" officeooo:rsid="002fc3eb" style:font-size-asian="10pt" style:font-size-complex="10pt"/>
    </style:style>
    <style:style style:name="T52" style:family="text">
      <style:text-properties fo:font-size="10pt" officeooo:rsid="00337d86" style:font-size-asian="10pt" style:font-size-complex="10pt"/>
    </style:style>
    <style:style style:name="T53" style:family="text">
      <style:text-properties fo:font-size="10pt" officeooo:rsid="003399f4" style:font-size-asian="10pt" style:font-size-complex="10pt"/>
    </style:style>
    <style:style style:name="T54" style:family="text">
      <style:text-properties fo:font-size="10pt" officeooo:rsid="0034ae99" style:font-size-asian="10pt" style:font-size-complex="10pt"/>
    </style:style>
    <style:style style:name="T55" style:family="text">
      <style:text-properties fo:font-size="10pt" officeooo:rsid="0034f435" style:font-size-asian="10pt" style:font-size-complex="10pt"/>
    </style:style>
    <style:style style:name="T56" style:family="text">
      <style:text-properties fo:font-size="10pt" officeooo:rsid="0036709e" style:font-size-asian="10pt" style:font-size-complex="10pt"/>
    </style:style>
    <style:style style:name="T57" style:family="text">
      <style:text-properties fo:font-size="10pt" officeooo:rsid="004a55af" style:font-size-asian="10pt" style:font-size-complex="10pt"/>
    </style:style>
    <style:style style:name="T58" style:family="text">
      <style:text-properties fo:font-size="10pt" officeooo:rsid="0040a8da" style:font-size-asian="10pt" style:font-size-complex="10pt"/>
    </style:style>
    <style:style style:name="T59" style:family="text">
      <style:text-properties fo:font-size="10pt" officeooo:rsid="0041cbe1" style:font-size-asian="10pt" style:font-size-complex="10pt"/>
    </style:style>
    <style:style style:name="T60" style:family="text">
      <style:text-properties fo:font-size="10pt" officeooo:rsid="004472e4" style:font-size-asian="10pt" style:font-size-complex="10pt"/>
    </style:style>
    <style:style style:name="T61" style:family="text">
      <style:text-properties fo:font-size="10pt" officeooo:rsid="005434d0" style:font-size-asian="10pt" style:font-size-complex="10pt"/>
    </style:style>
    <style:style style:name="T6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3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64" style:family="text">
      <style:text-properties fo:font-size="10pt" style:text-underline-style="solid" style:text-underline-width="auto" style:text-underline-color="font-color" officeooo:rsid="001d3811" style:font-size-asian="10pt" style:font-size-complex="10pt"/>
    </style:style>
    <style:style style:name="T65" style:family="text">
      <style:text-properties fo:font-size="10pt" style:text-underline-style="solid" style:text-underline-width="auto" style:text-underline-color="font-color" officeooo:rsid="001d9a03" style:font-size-asian="10pt" style:font-size-complex="10pt"/>
    </style:style>
    <style:style style:name="T66" style:family="text">
      <style:text-properties fo:font-size="10pt" style:text-underline-style="none" style:font-size-asian="10pt" style:font-size-complex="10pt"/>
    </style:style>
    <style:style style:name="T67" style:family="text">
      <style:text-properties fo:font-size="10pt" style:text-underline-style="none" officeooo:rsid="001d3811" style:font-size-asian="10pt" style:font-size-complex="10pt"/>
    </style:style>
    <style:style style:name="T68" style:family="text">
      <style:text-properties fo:font-size="10pt" style:text-underline-style="none" officeooo:rsid="0017f113" style:font-size-asian="10pt" style:font-size-complex="10pt"/>
    </style:style>
    <style:style style:name="T69" style:family="text">
      <style:text-properties officeooo:rsid="000fd72c"/>
    </style:style>
    <style:style style:name="T70" style:family="text">
      <style:text-properties officeooo:rsid="00100429"/>
    </style:style>
    <style:style style:name="T71" style:family="text">
      <style:text-properties officeooo:rsid="0012cf0f"/>
    </style:style>
    <style:style style:name="T72" style:family="text">
      <style:text-properties officeooo:rsid="0014ca9a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officeooo:rsid="000dae5e"/>
    </style:style>
    <style:style style:name="T75" style:family="text">
      <style:text-properties officeooo:rsid="002e6bff"/>
    </style:style>
    <style:style style:name="T76" style:family="text">
      <style:text-properties officeooo:rsid="0017f113"/>
    </style:style>
    <style:style style:name="T77" style:family="text">
      <style:text-properties officeooo:rsid="003e43a9"/>
    </style:style>
    <style:style style:name="T78" style:family="text">
      <style:text-properties officeooo:rsid="0041cbe1"/>
    </style:style>
    <style:style style:name="T79" style:family="text">
      <style:text-properties officeooo:rsid="004472e4"/>
    </style:style>
    <style:style style:name="gr1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3.4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1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DdeLink__172_3953744620"/><text:bookmark-start text:name="__DdeLink__204_3953744620"/><text:bookmark-start text:name="__DdeLink__178_3953744620"/><text:span text:style-name="T70">ALGEBRA </text:span><text:bookmark-start text:name="__DdeLink__170_3953744620"/><text:bookmark-end text:name="__DdeLink__172_3953744620"/>SKILL LEVEL 1:<text:bookmark-end text:name="__DdeLink__170_3953744620"/></text:p>
      <text:p text:style-name="P4"><text:bookmark-start text:name="__DdeLink__4_1051536132"/>INPUTS: </text:p>
      <text:p text:style-name="P18">X = 250 //ITEM PRICE</text:p>
      <text:p text:style-name="P19">V = 12% //<text:bookmark-start text:name="__DdeLink__6_1051536132"/>VA<text:span text:style-name="T37">LUE ADDED </text:span>T<text:span text:style-name="T37">AX (VAT)</text:span><text:bookmark-end text:name="__DdeLink__6_1051536132"/></text:p>
      <text:p text:style-name="P26"><text:bookmark-start text:name="__DdeLink__324_4260413120"/>Q = ? //ITEM PRICE WITH VAT</text:p>
      <text:p text:style-name="P26"><text:bookmark-end text:name="__DdeLink__324_4260413120"/></text:p>
      <text:p text:style-name="P44"><text:span text:style-name="T39">TANONG</text:span><text:span text:style-name="T38">: WHAT IS ITEM PRICE WITH VAT?</text:span></text:p>
      <text:p text:style-name="P44"><text:span text:style-name="T39">SAGOT</text:span><text:span text:style-name="T38">:</text:span><text:bookmark-end text:name="__DdeLink__4_1051536132"/></text:p>
      <text:p text:style-name="P18"/>
      <text:p text:style-name="P27"><text:bookmark-start text:name="__DdeLink__612_2007942787"/>V = <text:span text:style-name="T73">12%</text:span></text:p>
      <text:p text:style-name="P27">V = <text:span text:style-name="T73">12%/100%</text:span></text:p>
      <text:p text:style-name="P27">V = 0.12<text:bookmark-end text:name="__DdeLink__612_2007942787"/></text:p>
      <text:p text:style-name="P27"/>
      <text:p text:style-name="P47"><text:bookmark-start text:name="__DdeLink__327_4260413120"/><text:bookmark-start text:name="__DdeLink__602_2007942787"/><text:bookmark-start text:name="__DdeLink__592_2007942787"/><text:bookmark-start text:name="__DdeLink__321_4260413120"/><text:span text:style-name="T42">Q = </text:span><text:span text:style-name="T63">X</text:span><text:span text:style-name="T42"> + </text:span><text:span text:style-name="T63">X*V</text:span></text:p>
      <text:p text:style-name="P47"><text:bookmark-start text:name="__DdeLink__318_4260413120"/><text:bookmark-end text:name="__DdeLink__592_2007942787"/><text:span text:style-name="T42">Q = </text:span><text:bookmark-start text:name="__DdeLink__594_2007942787"/><text:span text:style-name="T42">250 + </text:span><text:span text:style-name="T63">250*0.12</text:span><text:bookmark-end text:name="__DdeLink__594_2007942787"/></text:p>
      <text:p text:style-name="P58"><text:bookmark-end text:name="__DdeLink__318_4260413120"/><text:span text:style-name="T38">Q = </text:span><text:span text:style-name="T62">250 + 30</text:span></text:p>
      <text:p text:style-name="P24"><draw:custom-shape text:anchor-type="paragraph" draw:z-index="0" draw:name="Shape1" draw:style-name="gr3" draw:text-style-name="P96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text:bookmark-end text:name="__DdeLink__602_2007942787"/></text:p>
      <text:p text:style-name="P24"><text:bookmark-end text:name="__DdeLink__327_4260413120"/><text:bookmark-end text:name="__DdeLink__321_4260413120"/></text:p>
      <text:p text:style-name="P18"><text:bookmark-start text:name="__DdeLink__196_3953744620"/><text:bookmark-start text:name="__DdeLink__656_3896926802"/><text:bookmark-end text:name="__DdeLink__178_3953744620"/>-----<text:bookmark-end text:name="__DdeLink__196_3953744620"/><text:bookmark-end text:name="__DdeLink__204_3953744620"/></text:p>
      <text:p text:style-name="P9"><text:bookmark-start text:name="__DdeLink__172_39537446201"/><text:bookmark-start text:name="__DdeLink__645_3896926802"/><text:bookmark-start text:name="__DdeLink__186_3953744620"/><text:span text:style-name="T70">ALGEBRA </text:span><text:bookmark-start text:name="__DdeLink__170_39537446201"/><text:bookmark-end text:name="__DdeLink__172_39537446201"/>SKILL LEVEL <text:span text:style-name="T71">2</text:span>:<text:bookmark-end text:name="__DdeLink__186_3953744620"/><text:bookmark-end text:name="__DdeLink__170_39537446201"/></text:p>
      <text:p text:style-name="P5"><text:bookmark-start text:name="__DdeLink__4_10515361321"/>INPUTS: </text:p>
      <text:p text:style-name="P20"><text:bookmark-start text:name="__DdeLink__191_3953744620"/>X = ? //ITEM PRICE</text:p>
      <text:p text:style-name="P20">V = 12% //<text:bookmark-start text:name="__DdeLink__6_10515361321"/>VA<text:span text:style-name="T37">LUE ADDED </text:span>T<text:span text:style-name="T37">AX (VAT)</text:span><text:bookmark-end text:name="__DdeLink__6_10515361321"/></text:p>
      <text:p text:style-name="P45"><text:span text:style-name="T41">Q</text:span><text:span text:style-name="T40"> = 364 //ITEM PRICE WITH VAT</text:span><text:bookmark-end text:name="__DdeLink__191_3953744620"/></text:p>
      <text:p text:style-name="P20"/>
      <text:p text:style-name="P45"><text:span text:style-name="T39">TANONG</text:span><text:span text:style-name="T38">: </text:span><text:bookmark-start text:name="__DdeLink__194_3953744620"/><text:span text:style-name="T38">WHAT IS ITEM PRICE </text:span><text:span text:style-name="T40">WITHOUT VAT</text:span><text:span text:style-name="T38">?</text:span><text:bookmark-end text:name="__DdeLink__194_3953744620"/></text:p>
      <text:p text:style-name="P45"><text:span text:style-name="T39">SAGOT</text:span><text:span text:style-name="T38">:</text:span><text:bookmark-end text:name="__DdeLink__656_3896926802"/><text:bookmark-end text:name="__DdeLink__645_3896926802"/><text:bookmark-end text:name="__DdeLink__4_10515361321"/></text:p>
      <text:p text:style-name="P20"/>
      <text:p text:style-name="P27"><text:bookmark-start text:name="__DdeLink__614_2007942787"/>V = <text:span text:style-name="T73">12%</text:span></text:p>
      <text:p text:style-name="P27">V = <text:span text:style-name="T73">12%/100%</text:span></text:p>
      <text:p text:style-name="P42">V = 0.12</text:p>
      <text:p text:style-name="P43"><text:bookmark-end text:name="__DdeLink__614_2007942787"/></text:p>
      <text:p text:style-name="P52"><text:bookmark-start text:name="__DdeLink__335_4260413120"/><text:bookmark-start text:name="__DdeLink__1017_345271379"/><text:bookmark-start text:name="__DdeLink__331_4260413120"/><text:span text:style-name="T63">Q</text:span><text:span text:style-name="T42"> = X + X*</text:span><text:span text:style-name="T63">V</text:span><text:bookmark-end text:name="__DdeLink__1017_345271379"/></text:p>
      <text:p text:style-name="P48"><text:bookmark-start text:name="__DdeLink__608_2007942787"/><text:span text:style-name="T43">364</text:span><text:bookmark-start text:name="__DdeLink__318_42604131202"/><text:span text:style-name="T42"> = </text:span><text:span text:style-name="T64">X</text:span><text:span text:style-name="T63"> + </text:span><text:span text:style-name="T64">X</text:span><text:span text:style-name="T63">*0.12</text:span></text:p>
      <text:p text:style-name="P49"><text:bookmark-end text:name="__DdeLink__608_2007942787"/><text:span text:style-name="T43">364</text:span><text:span text:style-name="T42"> = </text:span><text:span text:style-name="T67">X</text:span><text:span text:style-name="T68"> * </text:span><text:span text:style-name="T67">(1 </text:span><text:span text:style-name="T68">+ </text:span><text:span text:style-name="T65">1*</text:span><text:span text:style-name="T64">0.12</text:span><text:span text:style-name="T67">)</text:span></text:p>
      <text:p text:style-name="P49"><text:span text:style-name="T43">364</text:span><text:span text:style-name="T42"> = </text:span><text:span text:style-name="T67">X</text:span><text:span text:style-name="T68"> * </text:span><text:span text:style-name="T64">(1 </text:span><text:span text:style-name="T63">+ </text:span><text:span text:style-name="T64">0.12)</text:span><text:bookmark-end text:name="__DdeLink__318_42604131202"/></text:p>
      <text:p text:style-name="P60"><text:span text:style-name="T66">364/</text:span><text:span text:style-name="T62">(1 + 0.12)</text:span><text:span text:style-name="T66"> = X</text:span></text:p>
      <text:p text:style-name="P60"><text:span text:style-name="T62">364/(1.12)</text:span><text:span text:style-name="T66"> = X</text:span></text:p>
      <text:p text:style-name="P48"><draw:custom-shape text:anchor-type="paragraph" draw:z-index="1" draw:name="Shape1_1" draw:style-name="gr3" draw:text-style-name="P96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3">325</text:span><text:span text:style-name="T42"> </text:span><text:span text:style-name="T43">= X</text:span><text:bookmark-end text:name="__DdeLink__335_4260413120"/><text:bookmark-end text:name="__DdeLink__331_4260413120"/></text:p>
      <text:p text:style-name="P22"><text:bookmark-start text:name="__DdeLink__1056_345271379"/></text:p>
      <text:p text:style-name="P23"><text:bookmark-start text:name="__DdeLink__196_39537446202"/>-----<text:bookmark-end text:name="__DdeLink__196_39537446202"/><text:bookmark-end text:name="__DdeLink__1056_345271379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14"><text:span text:style-name="T45"/></text:p>
      <text:p text:style-name="P6"><text:bookmark-start text:name="__DdeLink__178_39537446201"/><text:bookmark-start text:name="__DdeLink__172_39537446202"/><text:span text:style-name="T70">ALGEBRA </text:span><text:bookmark-start text:name="__DdeLink__170_39537446202"/><text:bookmark-end text:name="__DdeLink__172_39537446202"/><text:span text:style-name="T69">SKILL LEVEL 1:</text:span><text:bookmark-end text:name="__DdeLink__170_39537446202"/></text:p>
      <text:p text:style-name="P6"><text:bookmark-start text:name="__DdeLink__4_10515361322"/>INPUTS: </text:p>
      <text:p text:style-name="P21">X = 250 //ITEM PRICE</text:p>
      <text:p text:style-name="P21">V = 12% //<text:bookmark-start text:name="__DdeLink__6_10515361322"/>VA<text:span text:style-name="T37">LUE ADDED </text:span>T<text:span text:style-name="T37">AX (VAT)</text:span><text:bookmark-end text:name="__DdeLink__6_10515361322"/></text:p>
      <text:p text:style-name="P26">Q = ? //ITEM PRICE WITH VAT</text:p>
      <text:p text:style-name="P26"/>
      <text:p text:style-name="P46"><text:span text:style-name="T39">TANONG</text:span><text:span text:style-name="T38">: WHAT IS ITEM PRICE WITH VAT?</text:span></text:p>
      <text:p text:style-name="P46"><text:span text:style-name="T39">SAGOT</text:span><text:span text:style-name="T38">:</text:span><text:bookmark-end text:name="__DdeLink__178_39537446201"/><text:bookmark-end text:name="__DdeLink__4_10515361322"/></text:p>
      <text:p text:style-name="P21"/>
      <text:p text:style-name="P27">V = <text:span text:style-name="T73">12%</text:span></text:p>
      <text:p text:style-name="P27">V = <text:span text:style-name="T73">12%/100%</text:span></text:p>
      <text:p text:style-name="P27">V = 0.12</text:p>
      <text:p text:style-name="P27"/>
      <text:p text:style-name="P52"><text:bookmark-start text:name="__DdeLink__592_20079427871"/><text:span text:style-name="T42">Q = </text:span><text:span text:style-name="T63">X</text:span><text:span text:style-name="T42"> + </text:span><text:span text:style-name="T63">X*V</text:span></text:p>
      <text:p text:style-name="P51"><text:bookmark-start text:name="__DdeLink__318_42604131201"/><text:bookmark-end text:name="__DdeLink__592_20079427871"/><text:span text:style-name="T42">Q = </text:span><text:bookmark-start text:name="__DdeLink__594_20079427871"/><text:span text:style-name="T42">250 + </text:span><text:span text:style-name="T63">250*0.12</text:span><text:bookmark-end text:name="__DdeLink__594_20079427871"/></text:p>
      <text:p text:style-name="P59"><text:bookmark-end text:name="__DdeLink__318_42604131201"/><text:span text:style-name="T38">Q = </text:span><text:span text:style-name="T62">250 + 30</text:span></text:p>
      <text:p text:style-name="P25"><draw:custom-shape text:anchor-type="paragraph" draw:z-index="3" draw:name="Shape1_0" draw:style-name="gr3" draw:text-style-name="P96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/text:p>
      <text:p text:style-name="P21"/>
      <text:p text:style-name="P21"><text:bookmark-start text:name="__DdeLink__196_39537446201"/>-----<text:bookmark-end text:name="__DdeLink__196_39537446201"/></text:p>
      <text:p text:style-name="P77"><text:bookmark-start text:name="__DdeLink__172_395374462011"/><text:span text:style-name="T70">ALGEBRA </text:span><text:bookmark-start text:name="__DdeLink__170_395374462011"/><text:bookmark-end text:name="__DdeLink__172_395374462011"/><text:span text:style-name="T69">SKILL LEVEL </text:span><text:span text:style-name="T71">2</text:span><text:span text:style-name="T69">:</text:span><text:bookmark-end text:name="__DdeLink__170_395374462011"/></text:p>
      <text:p text:style-name="P76">INPUTS: </text:p>
      <text:p text:style-name="P82">X = ? //ITEM PRICE</text:p>
      <text:p text:style-name="P82">V = 12% //<text:bookmark-start text:name="__DdeLink__6_105153613211"/>VA<text:span text:style-name="T37">LUE ADDED </text:span>T<text:span text:style-name="T37">AX (VAT)</text:span><text:bookmark-end text:name="__DdeLink__6_105153613211"/></text:p>
      <text:p text:style-name="P82"><text:span text:style-name="T72">Q</text:span><text:span text:style-name="T71"> = 364 //ITEM PRICE WITH VAT</text:span></text:p>
      <text:p text:style-name="P19"/>
      <text:p text:style-name="P88"><text:span text:style-name="T39">TANONG</text:span><text:span text:style-name="T38">: WHAT IS ITEM PRICE </text:span><text:span text:style-name="T40">WITHOUT VAT</text:span><text:span text:style-name="T38">?</text:span></text:p>
      <text:p text:style-name="P89"><text:span text:style-name="T39">SAGOT</text:span><text:span text:style-name="T38">:</text:span></text:p>
      <text:p text:style-name="P19"/>
      <text:p text:style-name="P27">V = <text:span text:style-name="T73">12%</text:span></text:p>
      <text:p text:style-name="P27">V = <text:span text:style-name="T73">12%/100%</text:span></text:p>
      <text:p text:style-name="P42">V = 0.12</text:p>
      <text:p text:style-name="P43"/>
      <text:p text:style-name="P52"><text:span text:style-name="T63">Q</text:span><text:span text:style-name="T42"> = X + X*</text:span><text:span text:style-name="T63">V</text:span></text:p>
      <text:p text:style-name="P50"><text:span text:style-name="T43">364</text:span><text:bookmark-start text:name="__DdeLink__318_426041312021"/><text:span text:style-name="T42"> = </text:span><text:span text:style-name="T64">X</text:span><text:span text:style-name="T63"> + </text:span><text:span text:style-name="T64">X</text:span><text:span text:style-name="T63">*0.12</text:span></text:p>
      <text:p text:style-name="P50"><text:span text:style-name="T43">364</text:span><text:span text:style-name="T42"> = </text:span><text:span text:style-name="T67">X</text:span><text:span text:style-name="T68"> * </text:span><text:span text:style-name="T67">(1 </text:span><text:span text:style-name="T68">+ </text:span><text:span text:style-name="T65">1*</text:span><text:span text:style-name="T64">0.12</text:span><text:span text:style-name="T67">)</text:span></text:p>
      <text:p text:style-name="P50"><text:span text:style-name="T43">364</text:span><text:span text:style-name="T42"> = </text:span><text:span text:style-name="T67">X</text:span><text:span text:style-name="T68"> * </text:span><text:span text:style-name="T64">(1 </text:span><text:span text:style-name="T63">+ </text:span><text:span text:style-name="T64">0.12)</text:span><text:bookmark-end text:name="__DdeLink__318_426041312021"/></text:p>
      <text:p text:style-name="P61"><text:span text:style-name="T66">364/</text:span><text:span text:style-name="T62">(1 + 0.12)</text:span><text:span text:style-name="T66"> = X</text:span></text:p>
      <text:p text:style-name="P61"><text:span text:style-name="T62">364/(1.12)</text:span><text:span text:style-name="T66"> = X</text:span></text:p>
      <text:p text:style-name="P50"><draw:custom-shape text:anchor-type="paragraph" draw:z-index="2" draw:name="Shape1_2" draw:style-name="gr3" draw:text-style-name="P96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3">325</text:span><text:span text:style-name="T42"> </text:span><text:span text:style-name="T43">= X</text:span></text:p>
      <text:p text:style-name="P38"/>
      <text:p text:style-name="P23"><text:bookmark-start text:name="__DdeLink__196_395374462021"/>-----<text:bookmark-end text:name="__DdeLink__196_395374462021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17"><text:span text:style-name="T44"/></text:p>
      <text:p text:style-name="P73"><text:bookmark-start text:name="__DdeLink__172_3953744620121"/><text:bookmark-start text:name="__DdeLink__1046_345271379"/><text:bookmark-start text:name="__DdeLink__186_395374462011"/><text:soft-page-break/><text:span text:style-name="T44">ALGEBRA </text:span><text:bookmark-start text:name="__DdeLink__170_3953744620121"/><text:bookmark-end text:name="__DdeLink__172_3953744620121"/><text:span text:style-name="T45">SKILL LEVEL </text:span><text:span text:style-name="T46">3</text:span><text:span text:style-name="T45">:</text:span><text:bookmark-end text:name="__DdeLink__186_395374462011"/><text:bookmark-end text:name="__DdeLink__170_3953744620121"/></text:p>
      <text:p text:style-name="P78">INPUTS: </text:p>
      <text:p text:style-name="P75">S = 600K //EXCESS STOCK IN WAREHOUSE (JAPAN)</text:p>
      <text:p text:style-name="P90"><text:span text:style-name="T53">D</text:span><text:span text:style-name="T46"> </text:span><text:span text:style-name="T53">= 180 //</text:span><text:span text:style-name="T56">IN USD OF </text:span><text:span text:style-name="T53">EACH STOCK </text:span></text:p>
      <text:p text:style-name="P90"><text:span text:style-name="T54">L</text:span><text:span text:style-name="T46"> </text:span><text:span text:style-name="T53">= ? //</text:span><text:span text:style-name="T54">LOSS</text:span></text:p>
      <text:p text:style-name="P80"/>
      <text:p text:style-name="P91"><text:span text:style-name="T46">N</text:span><text:span text:style-name="T38">OTES:</text:span></text:p>
      <text:p text:style-name="P79">1) USD = UNITED STATES DOLLAR</text:p>
      <text:p text:style-name="P79">2) PHP = PHILIPPINE PESO</text:p>
      <text:p text:style-name="P92"><text:span text:style-name="T38">3) </text:span><text:span text:style-name="T53">USD1 : PHP54</text:span></text:p>
      <text:p text:style-name="P80"/>
      <text:p text:style-name="P90"><text:bookmark-start text:name="__DdeLink__1015_345271379"/><text:span text:style-name="T39">TANONG</text:span><text:span text:style-name="T61">#1</text:span><text:span text:style-name="T38">: </text:span><text:span text:style-name="T47">WHAT </text:span><text:span text:style-name="T55">IS THE LOSS IN PHP?</text:span></text:p>
      <text:p text:style-name="P90"><text:span text:style-name="T39">TANONG</text:span><text:span text:style-name="T61">#2</text:span><text:span text:style-name="T38">: </text:span><text:span text:style-name="T47">WHAT </text:span><text:span text:style-name="T55">IS THE LOSS IN PHP </text:span><text:span text:style-name="T61">IF WE</text:span></text:p>
      <text:p text:style-name="P79"><text:bookmark-end text:name="__DdeLink__1015_345271379"/><text:span text:style-name="T34"><text:tab/><text:tab/></text:span><text:span text:style-name="T36">SET 1USD : 0.50PHP?</text:span></text:p>
      <text:p text:style-name="P79"><text:span text:style-name="T34">SAGOT</text:span><text:span text:style-name="T35">:</text:span></text:p>
      <text:p text:style-name="P70"><text:span text:style-name="T1"/></text:p>
      <text:p text:style-name="P90"><text:bookmark-start text:name="__DdeLink__1019_345271379"/><text:span text:style-name="T7">#1: </text:span><text:span text:style-name="T6">L </text:span><text:span text:style-name="T5">= </text:span><text:span text:style-name="T19">S</text:span><text:span text:style-name="T5">*</text:span><text:span text:style-name="T27">D</text:span></text:p>
      <text:p text:style-name="P94"><text:bookmark-end text:name="__DdeLink__1019_345271379"/><text:span text:style-name="T27">L </text:span><text:span text:style-name="T26">= 600K*</text:span><text:span text:style-name="T18">D</text:span></text:p>
      <text:p text:style-name="P94"><text:span text:style-name="T26">L = </text:span><text:span text:style-name="T18">600K*180</text:span></text:p>
      <text:p text:style-name="P70"><text:span text:style-name="T8">L </text:span><text:span text:style-name="T9">= </text:span><text:span text:style-name="T10">108,000</text:span><text:span text:style-name="T20">K</text:span><text:span text:style-name="T28"> //</text:span><text:span text:style-name="T29">reminder</text:span><text:span text:style-name="T30">: K = 1,000</text:span></text:p>
      <text:p text:style-name="P69"><text:span text:style-name="T22">L </text:span><text:bookmark-start text:name="__DdeLink__1021_345271379"/><text:span text:style-name="T21">= 108,000,000 //</text:span><text:span text:style-name="T23">in USD</text:span></text:p>
      <text:p text:style-name="P68"><text:bookmark-end text:name="__DdeLink__1021_345271379"/><text:span text:style-name="T22"/></text:p>
      <text:p text:style-name="P68"><text:span text:style-name="T22">//</text:span><text:span text:style-name="T24">USD1 : PHP54</text:span></text:p>
      <text:p text:style-name="P66"><text:bookmark-start text:name="__DdeLink__1023_345271379"/><text:span text:style-name="T22">L </text:span><text:span text:style-name="T21">= </text:span><text:span text:style-name="T24">108,000,000*</text:span><text:span text:style-name="T25">54</text:span></text:p>
      <text:p text:style-name="P67"><draw:custom-shape text:anchor-type="paragraph" draw:z-index="4" draw:name="Shape1_3" draw:style-name="gr2" draw:text-style-name="P95" svg:width="3.982cm" svg:height="0.421cm" svg:x="-0.019cm" svg:y="0.0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5">L </text:span><text:span text:style-name="T21">= 5,832,000,000 //in PHP</text:span></text:p>
      <text:p text:style-name="P67"><text:bookmark-end text:name="__DdeLink__1023_345271379"/><text:span text:style-name="T21"/></text:p>
      <text:p text:style-name="P67"><text:span text:style-name="T21">--</text:span></text:p>
      <text:p text:style-name="P67"><text:span text:style-name="T21"/></text:p>
      <text:p text:style-name="P90"><text:span text:style-name="T7">#</text:span><text:span text:style-name="T11">2</text:span><text:span text:style-name="T7">: </text:span><text:span text:style-name="T6">L </text:span><text:span text:style-name="T30">= 108,000,000 //</text:span><text:span text:style-name="T31">in USD</text:span></text:p>
      <text:p text:style-name="P93"><text:span text:style-name="T32">//</text:span><text:span text:style-name="T33">USD 1 : PHP0.50</text:span></text:p>
      <text:p text:style-name="P70"><draw:custom-shape text:anchor-type="paragraph" draw:z-index="5" draw:name="Shape1_4" draw:style-name="gr1" draw:text-style-name="P95" svg:width="3.551cm" svg:height="0.421cm" svg:x="-0.034cm" svg:y="0.3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">L </text:span><text:span text:style-name="T12">= </text:span><text:span text:style-name="T13">108,000,000*</text:span><text:span text:style-name="T14">0.50</text:span></text:p>
      <text:p text:style-name="P70"><text:span text:style-name="T15">L </text:span><text:span text:style-name="T16">= </text:span><text:span text:style-name="T17">54</text:span><text:span text:style-name="T16">,000,000 //in PHP</text:span></text:p>
      <text:p text:style-name="P71"><text:bookmark-end text:name="__DdeLink__1046_345271379"/></text:p>
      <text:p text:style-name="P38"><text:bookmark-start text:name="__DdeLink__1059_345271379"/>-----<text:bookmark-end text:name="__DdeLink__1059_345271379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3"><text:bookmark-start text:name="__DdeLink__172_39537446201211"/><text:bookmark-start text:name="__DdeLink__186_3953744620111"/><text:span text:style-name="T44">ALGEBRA </text:span><text:bookmark-start text:name="__DdeLink__170_39537446201211"/><text:bookmark-end text:name="__DdeLink__172_39537446201211"/><text:span text:style-name="T45">SKILL LEVEL </text:span><text:span text:style-name="T46">3</text:span><text:span text:style-name="T45">:</text:span><text:bookmark-end text:name="__DdeLink__186_3953744620111"/><text:bookmark-end text:name="__DdeLink__170_39537446201211"/></text:p>
      <text:p text:style-name="P78">INPUTS: </text:p>
      <text:p text:style-name="P75">S = 600K //EXCESS STOCK IN WAREHOUSE (JAPAN)</text:p>
      <text:p text:style-name="P90"><text:span text:style-name="T53">D</text:span><text:span text:style-name="T46"> </text:span><text:span text:style-name="T53">= 180 //</text:span><text:span text:style-name="T56">IN USD OF </text:span><text:span text:style-name="T53">EACH STOCK </text:span></text:p>
      <text:p text:style-name="P90"><text:span text:style-name="T54">L</text:span><text:span text:style-name="T46"> </text:span><text:span text:style-name="T53">= ? //</text:span><text:span text:style-name="T54">LOSS</text:span></text:p>
      <text:p text:style-name="P80"/>
      <text:p text:style-name="P91"><text:span text:style-name="T46">N</text:span><text:span text:style-name="T38">OTES:</text:span></text:p>
      <text:p text:style-name="P79">1) USD = UNITED STATES DOLLAR</text:p>
      <text:p text:style-name="P79">2) PHP = PHILIPPINE PESO</text:p>
      <text:p text:style-name="P92"><text:span text:style-name="T38">3) </text:span><text:span text:style-name="T53">USD1 : PHP54</text:span></text:p>
      <text:p text:style-name="P80"/>
      <text:p text:style-name="P90"><text:bookmark-start text:name="__DdeLink__1015_3452713791"/><text:span text:style-name="T39">TANONG</text:span><text:span text:style-name="T61">#1</text:span><text:span text:style-name="T38">: </text:span><text:span text:style-name="T47">WHAT </text:span><text:span text:style-name="T55">IS THE LOSS IN PHP?</text:span></text:p>
      <text:p text:style-name="P90"><text:span text:style-name="T39">TANONG</text:span><text:span text:style-name="T61">#2</text:span><text:span text:style-name="T38">: </text:span><text:span text:style-name="T47">WHAT </text:span><text:span text:style-name="T55">IS THE LOSS IN PHP </text:span><text:span text:style-name="T61">IF WE</text:span></text:p>
      <text:p text:style-name="P79"><text:bookmark-end text:name="__DdeLink__1015_3452713791"/><text:span text:style-name="T34"><text:tab/><text:tab/></text:span><text:span text:style-name="T36">SET 1USD : 0.50PHP?</text:span></text:p>
      <text:p text:style-name="P79"><text:span text:style-name="T34">SAGOT</text:span><text:span text:style-name="T35">:</text:span></text:p>
      <text:p text:style-name="P70"><text:span text:style-name="T1"/></text:p>
      <text:p text:style-name="P90"><text:bookmark-start text:name="__DdeLink__1019_3452713791"/><text:span text:style-name="T7">#1: </text:span><text:span text:style-name="T6">L </text:span><text:span text:style-name="T5">= </text:span><text:span text:style-name="T19">S</text:span><text:span text:style-name="T5">*</text:span><text:span text:style-name="T27">D</text:span></text:p>
      <text:p text:style-name="P94"><text:bookmark-end text:name="__DdeLink__1019_3452713791"/><text:span text:style-name="T27">L </text:span><text:span text:style-name="T26">= 600K*</text:span><text:span text:style-name="T18">D</text:span></text:p>
      <text:p text:style-name="P94"><text:span text:style-name="T26">L = </text:span><text:span text:style-name="T18">600K*180</text:span></text:p>
      <text:p text:style-name="P70"><text:span text:style-name="T8">L </text:span><text:span text:style-name="T9">= </text:span><text:span text:style-name="T10">108,000</text:span><text:span text:style-name="T20">K</text:span><text:span text:style-name="T28"> //</text:span><text:span text:style-name="T29">reminder</text:span><text:span text:style-name="T30">: K = 1,000</text:span></text:p>
      <text:p text:style-name="P69"><text:span text:style-name="T22">L </text:span><text:bookmark-start text:name="__DdeLink__1021_3452713791"/><text:span text:style-name="T21">= 108,000,000 //</text:span><text:span text:style-name="T23">in USD</text:span></text:p>
      <text:p text:style-name="P68"><text:bookmark-end text:name="__DdeLink__1021_3452713791"/><text:span text:style-name="T22"/></text:p>
      <text:p text:style-name="P68"><text:span text:style-name="T22">//</text:span><text:span text:style-name="T24">USD1 : PHP54</text:span></text:p>
      <text:p text:style-name="P66"><text:bookmark-start text:name="__DdeLink__1023_3452713791"/><text:span text:style-name="T22">L </text:span><text:span text:style-name="T21">= </text:span><text:span text:style-name="T24">108,000,000*</text:span><text:span text:style-name="T25">54</text:span></text:p>
      <text:p text:style-name="P67"><draw:custom-shape text:anchor-type="paragraph" draw:z-index="6" draw:name="Shape1_5" draw:style-name="gr2" draw:text-style-name="P95" svg:width="3.982cm" svg:height="0.421cm" svg:x="-0.019cm" svg:y="0.0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5">L </text:span><text:span text:style-name="T21">= 5,832,000,000 //in PHP</text:span></text:p>
      <text:p text:style-name="P67"><text:bookmark-end text:name="__DdeLink__1023_3452713791"/><text:span text:style-name="T21"/></text:p>
      <text:p text:style-name="P67"><text:span text:style-name="T21">--</text:span></text:p>
      <text:p text:style-name="P67"><text:span text:style-name="T21"/></text:p>
      <text:p text:style-name="P90"><text:span text:style-name="T7">#</text:span><text:span text:style-name="T11">2</text:span><text:span text:style-name="T7">: </text:span><text:span text:style-name="T6">L </text:span><text:span text:style-name="T30">= 108,000,000 //</text:span><text:span text:style-name="T31">in USD</text:span></text:p>
      <text:p text:style-name="P93"><text:span text:style-name="T32">//</text:span><text:span text:style-name="T33">USD 1 : PHP0.50</text:span></text:p>
      <text:p text:style-name="P70"><draw:custom-shape text:anchor-type="paragraph" draw:z-index="7" draw:name="Shape1_6" draw:style-name="gr1" draw:text-style-name="P95" svg:width="3.551cm" svg:height="0.421cm" svg:x="-0.034cm" svg:y="0.3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">L </text:span><text:span text:style-name="T12">= </text:span><text:span text:style-name="T13">108,000,000*</text:span><text:span text:style-name="T14">0.50</text:span></text:p>
      <text:p text:style-name="P70"><text:span text:style-name="T15">L </text:span><text:span text:style-name="T16">= </text:span><text:span text:style-name="T17">54</text:span><text:span text:style-name="T16">,000,000 //in PHP</text:span></text:p>
      <text:p text:style-name="P71"/>
      <text:p text:style-name="P86">-----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5"><text:bookmark-start text:name="__DdeLink__186_39537446201"/><text:bookmark-start text:name="__DdeLink__938_210719473"/><text:bookmark-start text:name="__DdeLink__645_38969268021"/><text:bookmark-start text:name="__DdeLink__692_3896926802"/><text:bookmark-start text:name="__DdeLink__1450_253292303"/><text:bookmark-start text:name="__DdeLink__172_395374462012"/><text:soft-page-break/><text:span text:style-name="T44">ALGEBRA </text:span><text:bookmark-start text:name="__DdeLink__170_395374462012"/><text:bookmark-end text:name="__DdeLink__172_395374462012"/><text:span text:style-name="T45">SKILL LEVEL </text:span><text:span text:style-name="T52">4</text:span><text:span text:style-name="T45">:</text:span><text:bookmark-end text:name="__DdeLink__186_39537446201"/><text:bookmark-end text:name="__DdeLink__170_395374462012"/></text:p>
      <text:p text:style-name="P12">TECHNIQUE・METHOD:<text:bookmark-start text:name="__DdeLink__4_105153613211"/></text:p>
      <text:p text:style-name="P53"><text:span text:style-name="T46">P</text:span><text:bookmark-start text:name="__DdeLink__191_39537446201"/><text:span text:style-name="T38"> </text:span><text:span text:style-name="T46">= <text:s/>1/((A/B)^2)</text:span></text:p>
      <text:p text:style-name="P28"/>
      <text:p text:style-name="P10"><text:bookmark-start text:name="__DdeLink__702_3896926802"/>INPUTS: </text:p>
      <text:p text:style-name="P29">P = 1.78 //<text:span text:style-name="T79">PRICE ELASTICITY: </text:span><text:span text:style-name="T75">PlayStation Sales Results</text:span></text:p>
      <text:p text:style-name="P34">A = 10K //<text:span text:style-name="T79">NEW PRICE</text:span></text:p>
      <text:p text:style-name="P36">B <text:span text:style-name="T78">= </text:span>? //<text:span text:style-name="T79">PREV PRICE</text:span><text:bookmark-end text:name="__DdeLink__702_3896926802"/><text:bookmark-end text:name="__DdeLink__938_210719473"/></text:p>
      <text:p text:style-name="P34"/>
      <text:p text:style-name="P28">NOTES:: </text:p>
      <text:p text:style-name="P32"><text:span text:style-name="T77">1) </text:span>P&lt;1 = necessity, i.e. people buy with less and less regard for price; example (at present): insulin medicine</text:p>
      <text:p text:style-name="P55"><text:span text:style-name="T49">2) </text:span><text:span text:style-name="T50">Halimbawa</text:span><text:span text:style-name="T49">: </text:span><text:span text:style-name="T50">Year </text:span><text:span text:style-name="T49">2020, </text:span><text:span text:style-name="T50">Filipino family bumibili ng PlayStation 4 Console + Minecraft Dungeons @PHP10K</text:span></text:p>
      <text:p text:style-name="P22"><text:bookmark-end text:name="__DdeLink__191_39537446201"/></text:p>
      <text:p text:style-name="P54"><text:bookmark-start text:name="__DdeLink__944_210719473"/><text:span text:style-name="T39">TANONG</text:span><text:span text:style-name="T38">: </text:span><text:span text:style-name="T47">WHAT SHOULD THE PREV PRICE BE TO ACHIEVE </text:span><text:span text:style-name="T48">NEW PRICE OF </text:span><text:span text:style-name="T47">10</text:span><text:span text:style-name="T51">K</text:span><text:span text:style-name="T47">?</text:span></text:p>
      <text:p text:style-name="P53"><text:bookmark-end text:name="__DdeLink__645_38969268021"/><text:bookmark-end text:name="__DdeLink__4_105153613211"/><text:span text:style-name="T39">SAGOT</text:span><text:span text:style-name="T42">:</text:span><text:bookmark-end text:name="__DdeLink__692_3896926802"/><text:bookmark-end text:name="__DdeLink__944_210719473"/></text:p>
      <text:p text:style-name="P39"><text:bookmark-end text:name="__DdeLink__1450_253292303"/></text:p>
      <text:p text:style-name="P83"/>
      <text:p text:style-name="P86"><text:bookmark-start text:name="__DdeLink__196_395374462022"/>-----<text:bookmark-end text:name="__DdeLink__196_395374462022"/></text:p>
      <text:p text:style-name="P16"><text:bookmark-start text:name="__DdeLink__186_395374462012"/><text:bookmark-start text:name="__DdeLink__172_3953744620122"/><text:span text:style-name="T44">ALGEBRA </text:span><text:bookmark-start text:name="__DdeLink__170_3953744620122"/><text:bookmark-end text:name="__DdeLink__172_3953744620122"/><text:span text:style-name="T45">SKILL LEVEL </text:span><text:span text:style-name="T57">5</text:span><text:span text:style-name="T45">:</text:span><text:bookmark-end text:name="__DdeLink__186_395374462012"/><text:bookmark-end text:name="__DdeLink__170_3953744620122"/></text:p>
      <text:p text:style-name="P13">TECHNIQUE・METHOD:</text:p>
      <text:p text:style-name="P56"><text:span text:style-name="T46">P</text:span><text:span text:style-name="T38"> </text:span><text:span text:style-name="T46">= <text:s/>1/((A/B)^2)</text:span></text:p>
      <text:p text:style-name="P30"/>
      <text:p text:style-name="P11"><text:bookmark-start text:name="__DdeLink__702_38969268021"/>INPUTS: </text:p>
      <text:p text:style-name="P30">P = 1.78 //<text:span text:style-name="T79">PRICE ELASTICITY: </text:span><text:span text:style-name="T75">PlayStation Sales Results</text:span></text:p>
      <text:p text:style-name="P35">A = ? //<text:span text:style-name="T79">NEW PRICE</text:span></text:p>
      <text:p text:style-name="P56"><text:span text:style-name="T58">B </text:span><text:span text:style-name="T59">= </text:span><text:span text:style-name="T57">17800</text:span><text:span text:style-name="T58"> //</text:span><text:span text:style-name="T60">PREV PRICE</text:span><text:bookmark-end text:name="__DdeLink__702_38969268021"/></text:p>
      <text:p text:style-name="P37"/>
      <text:p text:style-name="P37"/>
      <text:p text:style-name="P56"><text:span text:style-name="T39">TANONG</text:span><text:span text:style-name="T38">: </text:span><text:span text:style-name="T47">WHAT </text:span><text:span text:style-name="T57">IS </text:span><text:span text:style-name="T47">THE </text:span><text:span text:style-name="T57">NEW </text:span><text:span text:style-name="T47">PRICE?</text:span></text:p>
      <text:p text:style-name="P37"><text:span text:style-name="T74">SAGOT</text:span><text:span text:style-name="T76">:</text:span></text:p>
      <text:p text:style-name="P37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officeooo:paragraph-rsid="000a3d2e"/>
    </style:style>
    <style:style style:name="MP4" style:family="paragraph" style:parent-style-name="Header">
      <style:text-properties officeooo:paragraph-rsid="00507d6b"/>
    </style:style>
    <style:style style:name="MP5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style:use-window-font-color="true" fo:font-size="10pt" fo:font-weight="normal" officeooo:rsid="000a3d2e" style:font-size-asian="10pt" style:font-weight-asian="normal" style:font-size-complex="10pt" style:font-weight-complex="normal"/>
    </style:style>
    <style:style style:name="MT4" style:family="text">
      <style:text-properties style:use-window-font-color="true" fo:font-size="10pt" fo:font-weight="normal" officeooo:rsid="00507d6b" style:font-size-asian="10pt" style:font-weight-asian="normal" style:font-size-complex="10pt" style:font-weight-complex="normal"/>
    </style:style>
    <style:style style:name="MT5" style:family="text">
      <style:text-properties fo:color="#000080" fo:font-size="10pt" fo:font-weight="normal" officeooo:rsid="00507d6b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</text:p>
        <text:p text:style-name="MP2">@author: SYSON, MICHAEL B.</text:p>
        <text:p text:style-name="MP2">@date created: 20201109</text:p>
        <text:p text:style-name="MP3"><text:bookmark-start text:name="__DdeLink__1001_345271379"/><text:span text:style-name="MT3">@last updated: 202</text:span><text:span text:style-name="MT4">10702</text:span></text:p>
        <text:p text:style-name="MP4"><text:span text:style-name="MT3">@</text:span><text:span text:style-name="MT4">website address</text:span><text:span text:style-name="MT3">: </text:span><text:bookmark-end text:name="__DdeLink__1001_345271379"/><text:a xlink:type="simple" xlink:href="http://www.usbong.ph/" text:style-name="Internet_20_link" text:visited-style-name="Visited_20_Internet_20_Link"><text:span text:style-name="MT5">http://www.usbong.ph</text:span></text:a><text:span text:style-name="MT4"> </text:span></text:p>
        <text:p text:style-name="MP5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1-07-02T09:24:00.539814257</dc:date>
    <meta:editing-duration>PT2H45M36S</meta:editing-duration>
    <meta:editing-cycles>94</meta:editing-cycles>
    <meta:generator>LibreOffice/6.4.6.2$Linux_X86_64 LibreOffice_project/40$Build-2</meta:generator>
    <meta:document-statistic meta:table-count="0" meta:image-count="0" meta:object-count="0" meta:page-count="3" meta:paragraph-count="149" meta:word-count="650" meta:character-count="2988" meta:non-whitespace-character-count="2473"/>
  </office:meta>
</office:document-meta>
</file>